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0" svg:font-family="Arial0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text-position="0% 100%" style:font-name="Times New Roman" fo:font-size="14pt" style:font-name-asian="Arial0" style:font-size-asian="14pt" style:font-name-complex="Arial0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41cm" svg:height="0.741cm" draw:z-index="0"><draw:image xlink:href="../../odt_eng/images/0056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Power Function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041cm" svg:height="1.75cm" draw:z-index="0"><draw:image xlink:href="../../odt_eng/images/005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5">The unit is <text:span text:style-name="T5">vectorized </text:span><text:span text:style-name="T6">and returns the output value calculated as per the formula</text:span>:</text:p>
            <text:p text:style-name="P6"><draw:frame draw:style-name="fr3" draw:name="Объект1" text:anchor-type="as-char" svg:width="3.164cm" svg:height="0.813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,</text:p>
            <text:p text:style-name="P5">where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 – the power function base,<draw:frame draw:style-name="fr3" draw:name="Объект5" text:anchor-type="as-char" svg:width="0.46cm" svg:height="0.549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 is for the coefficient of power,<draw:frame draw:style-name="fr3" draw:name="Объект3" text:anchor-type="as-char" svg:width="2.427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are for input and output signals.</text:p>
            <text:p text:style-name="P5"><text:span text:style-name="T5">Mandatory condition</text:span>:<draw:frame draw:style-name="fr3" draw:name="Object1" text:anchor-type="as-char" svg:width="1.154cm" svg:height="0.549cm" draw:z-index="0"><draw:object xlink:href="./Object 5" xlink:type="simple" xlink:show="embed" xlink:actuate="onLoad"/><draw:image xlink:href="./ObjectReplacements/Object 5" xlink:type="simple" xlink:show="embed" xlink:actuate="onLoad"/><svg:title>formula</svg:title><svg:desc>формула</svg:desc></draw:frame>.</text:p>
            <text:p text:style-name="P5"><text:span text:style-name="T5">Properties</text:span>:</text:p>
            <text:list xml:id="list1160562622799663344" text:style-name="L1">
              <text:list-item>
                <text:p text:style-name="P8"><text:span text:style-name="T4">Base of power in the function a^(b*u) is coefficient</text:span><text:span text:style-name="T4"><draw:frame draw:style-name="fr3" draw:name="Объект4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svg:title>формула</svg:title><svg:desc>формула</svg:desc></draw:frame></text:span><text:span text:style-name="T4">.</text:span></text:p>
              </text:list-item>
              <text:list-item>
                <text:p text:style-name="P8"><text:span text:style-name="T4">Coefficient to the power is coefficient </text:span><text:span text:style-name="T4"><draw:frame draw:style-name="fr3" draw:name="Объект6" text:anchor-type="as-char" svg:width="0.4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4">.</text:span></text:p>
              </text:list-item>
            </text:list>
            <text:p text:style-name="Text_20_body"><text:span text:style-name="Основной_20_шрифт_20_абзаца"><text:span text:style-name="T2">The properties can be vectors, which dimensions </text:span></text:span><text:span text:style-name="Основной_20_шрифт_20_абзаца"><text:span text:style-name="T3">must be equal to the dimension of the input vector signal, in this case, the output will also be a vector signal</text:span></text:span><text:span text:style-name="Основной_20_шрифт_20_абзаца"><text:span text:style-name="T2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0" svg:font-family="Arial0"/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оказательная функция</dc:title>
    <dc:creator>Александр </dc:creator>
    <meta:creation-date>2012-01-24T11:17:00Z</meta:creation-date>
    <dc:date>2012-03-04T19:55:26.33</dc:date>
    <meta:editing-cycles>153</meta:editing-cycles>
    <meta:editing-duration>PT3H40S</meta:editing-duration>
    <meta:document-statistic meta:table-count="1" meta:image-count="2" meta:object-count="7" meta:page-count="1" meta:paragraph-count="13" meta:word-count="91" meta:character-count="513"/>
    <meta:template xlink:type="simple" xlink:actuate="onRequest" xlink:title="" xlink:href="../../odt_eng/0056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i>a</mi>
          <mrow>
            <mrow>
              <mi>b</mi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</mrow>
        </msup>
      </mrow>
    </mrow>
    <annotation encoding="StarMath 5.0">y(t) = a^ {b cdot x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5/content.xml><?xml version="1.0" encoding="utf-8"?>
<math xmlns="http://www.w3.org/1998/Math/MathML">
  <semantics>
    <mrow>
      <mrow>
        <mi>a</mi>
        <mo stretchy="false">&gt;</mo>
        <mn>0</mn>
      </mrow>
    </mrow>
    <annotation encoding="StarMath 5.0">a &gt; 0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